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2" style:family="paragraph" style:parent-style-name="Preformatted_20_Text">
      <style:paragraph-properties fo:text-align="start" style:justify-single-word="false"/>
      <style:text-properties style:font-name="Times New Roman" fo:font-size="12pt" fo:font-weight="normal"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Cmput 291</text:p>
      <text:p text:style-name="P1">Project 1</text:p>
      <text:p text:style-name="P1">Sarah Morris, Victoria Bobey, Eldon Lak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bhealthcare.py is a simple database application system, designed for Alberta Health Department to <text:soft-page-break/>create prescriptions, update patient information and search the database for patients, prescriptions and those who have reach the alarming age for a specific test without having taken that test. <text:s/></text:p>
      <text:p text:style-name="P2"/>
      <text:p text:style-name="P2">CreatePrescription:</text:p>
      <text:p text:style-name="P2"><text:tab/>This method allows the user to create a prescription for a patient. <text:s/>The user is prompted to enter employee number of the prescribing doctor, the test name and the patient health care number. If the user fails to enter any of the three fields, the application will notify the user of this and return to the main menu. <text:s/>The type_id for the specified test if found. <text:s/>The test_id is used to check if there is a conflict with any tests the patient may not be allowed to take. <text:s/>If everything is entered and there are no conflicts, a new test record is made. <text:s/>The values that the user entered are stored in this record, along with a generate unique test id and the prescribed date (the current date). <text:s/>Once all of this has been completed successfully, the function returns a string telling the user that the creation of the prescription was successful. <text:s/><text:tab/></text:p>
      <text:p text:style-name="P2"/>
      <text:p text:style-name="P2">PreformTest:</text:p>
      <text:p text:style-name="P2"><text:tab/>This is a function to update the test record, once a test has been preformed. <text:s/>The user is prompted to enter the patient health care number, the name of the test and the employee number of the doctor that prescribed the test. <text:s/>Once that has been entered the user is prompted to enter the lab name and the test results. <text:s/>The test results are then added to the test record for the specified test. <text:s/></text:p>
      <text:p text:style-name="P2"/>
      <text:p text:style-name="P2">PreformSearch:</text:p>
      <text:p text:style-name="P2"><text:tab/>This function preforms the three searches available in the database application. <text:s/>It takes a variable that specifies which search is being asked to be preformed. <text:s/></text:p>
      <text:p text:style-name="P2"><text:tab/>The first search asks the user for either the patient health care number or the patient name. <text:s/>With these the search will find and list the health care number, patient name, test name, test date, <text:s/>and test result for all tests that were taken by that person. <text:s/></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Zen Hei Mono"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08T11:35:17</dc:date>
    <dc:creator>Sarah Morris</dc:creator>
    <meta:generator>LibreOffice/3.5$Linux_X86_64 LibreOffice_project/350m1$Build-2</meta:generator>
    <meta:editing-duration>PT36M36S</meta:editing-duration>
    <meta:editing-cycles>5</meta:editing-cycles>
    <meta:document-statistic meta:table-count="0" meta:image-count="0" meta:object-count="0" meta:page-count="2" meta:paragraph-count="12" meta:word-count="353" meta:character-count="2071" meta:non-whitespace-character-count="1701"/>
  </office:meta>
</office:document-meta>
</file>